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048684" officeooo:paragraph-rsid="0017b411"/>
    </style:style>
    <style:style style:name="P2" style:family="paragraph" style:parent-style-name="Standard">
      <style:paragraph-properties fo:line-height="200%" fo:text-align="start" style:justify-single-word="false"/>
      <style:text-properties officeooo:rsid="000009e6" officeooo:paragraph-rsid="0017b411"/>
    </style:style>
    <style:style style:name="P3" style:family="paragraph" style:parent-style-name="Standard">
      <style:paragraph-properties fo:line-height="200%" fo:text-align="start" style:justify-single-word="false"/>
      <style:text-properties officeooo:rsid="0017b411" officeooo:paragraph-rsid="0017b411"/>
    </style:style>
    <style:style style:name="T1" style:family="text">
      <style:text-properties officeooo:rsid="0017b4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Mr. William H. Flathead III,</text:p>
      <text:p text:style-name="P1">My team is writing you about the SQL injection <text:span text:style-name="T1">vulnerabilities</text:span> in the FCCU.php file. The security flaw I found in the code <text:span text:style-name="T1">has</text:span> two problems. The first problem is that you left the debug flag on giving the attacker <text:span text:style-name="T1">pertinent</text:span> information about <text:span text:style-name="T1">the underlying database in the system. The second flaw I found within the PHP code is that there isn’t any sanitizing of inputs in the field. You could fix the problem by first turning off the debug flag and by second sanitizing all inputs received from the user. You cannot trust a user in this system. Our fix solves the problem by no longer allowing the user to inject any SQL or PHP into the code, and not allowing the user to receive information about the underlying data base. </text:span></text:p>
      <text:p text:style-name="P3">Considering the FCCU application alone the breach was extremely serious allowing anyone to transfer funds from any account to their own without any prior knowledge of the system or the database. Attackers could not gain root access but could steal people SSN and personal information along with all money in that account. In order to secure the system Every user within the system should be issued new bank accounts and bank account information. Along with that we should go through the database log files and roll back any unwanted changes. Although this would secure the system most personal information has leaked. We should launch a full investigation into who exploited our system and who’s personal information has been compromi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21:36:06.320242835</meta:creation-date>
    <dc:date>2017-04-30T21:46:33.607661856</dc:date>
    <meta:editing-duration>PT10M27S</meta:editing-duration>
    <meta:editing-cycles>1</meta:editing-cycles>
    <meta:document-statistic meta:table-count="0" meta:image-count="0" meta:object-count="0" meta:page-count="1" meta:paragraph-count="3" meta:word-count="256" meta:character-count="1497" meta:non-whitespace-character-count="1242"/>
    <meta:generator>LibreOffice/5.1.6.2.0$Linux_X86_64 LibreOffice_project/10$Build-2</meta:generator>
  </office:meta>
</office:document-meta>
</file>